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65.99mm"/>
    </style:style>
    <style:style style:name="co3" style:family="table-column">
      <style:table-column-properties fo:break-before="auto" style:column-width="86.9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i929_Gen_Trajectory" table:style-name="ta1">
        <table:shapes>
          <draw:frame draw:z-index="0" draw:style-name="gr1" draw:text-style-name="P1" svg:width="297.57mm" svg:height="186.2mm" svg:x="174.05mm" svg:y="1.06mm">
            <draw:object draw:notify-on-update-of-ranges="zi929_Gen_Trajectory.A1:zi929_Gen_Trajectory.A1 zi929_Gen_Trajectory.A2:zi929_Gen_Trajectory.A26 zi929_Gen_Trajectory.B1:zi929_Gen_Trajectory.B1 zi929_Gen_Trajectory.B2:zi929_Gen_Trajectory.B26 zi929_Gen_Trajectory.C1:zi929_Gen_Trajectory.C1 zi929_Gen_Trajectory.C2:zi929_Gen_Trajectory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(Left Axis) Best Individual: Just Genetic</text:p>
          </table:table-cell>
          <table:table-cell office:value-type="string" calcext:value-type="string">
            <text:p>(Right Axis) Best Individual: Genetic and Christofide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31570.0643259" calcext:value-type="float">
            <text:p>1131570.0643259</text:p>
          </table:table-cell>
          <table:table-cell office:value-type="float" office:value="105660.91994179" calcext:value-type="float">
            <text:p>105660.9199417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54116.407093739" calcext:value-type="float">
            <text:p>854116.407093739</text:p>
          </table:table-cell>
          <table:table-cell office:value-type="float" office:value="104386.767562323" calcext:value-type="float">
            <text:p>104386.76756232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98706.409970391" calcext:value-type="float">
            <text:p>698706.409970391</text:p>
          </table:table-cell>
          <table:table-cell office:value-type="float" office:value="103305.590022213" calcext:value-type="float">
            <text:p>103305.59002221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95736.336490042" calcext:value-type="float">
            <text:p>595736.336490042</text:p>
          </table:table-cell>
          <table:table-cell office:value-type="float" office:value="102609.782380465" calcext:value-type="float">
            <text:p>102609.7823804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25003.112325443" calcext:value-type="float">
            <text:p>525003.112325443</text:p>
          </table:table-cell>
          <table:table-cell office:value-type="float" office:value="102325.881053197" calcext:value-type="float">
            <text:p>102325.88105319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58410.840154102" calcext:value-type="float">
            <text:p>458410.840154102</text:p>
          </table:table-cell>
          <table:table-cell office:value-type="float" office:value="102094.324246916" calcext:value-type="float">
            <text:p>102094.32424691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06324.28775855" calcext:value-type="float">
            <text:p>406324.28775855</text:p>
          </table:table-cell>
          <table:table-cell office:value-type="float" office:value="101409.061195255" calcext:value-type="float">
            <text:p>101409.06119525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53301.127969427" calcext:value-type="float">
            <text:p>353301.127969427</text:p>
          </table:table-cell>
          <table:table-cell office:value-type="float" office:value="101353.264565514" calcext:value-type="float">
            <text:p>101353.26456551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20067.448655719" calcext:value-type="float">
            <text:p>320067.448655719</text:p>
          </table:table-cell>
          <table:table-cell office:value-type="float" office:value="101092.805425369" calcext:value-type="float">
            <text:p>101092.8054253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3756.283451985" calcext:value-type="float">
            <text:p>293756.283451985</text:p>
          </table:table-cell>
          <table:table-cell office:value-type="float" office:value="100738.501953806" calcext:value-type="float">
            <text:p>100738.50195380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64162.792565944" calcext:value-type="float">
            <text:p>264162.792565944</text:p>
          </table:table-cell>
          <table:table-cell office:value-type="float" office:value="100391.311255688" calcext:value-type="float">
            <text:p>100391.31125568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0589.541010182" calcext:value-type="float">
            <text:p>240589.541010182</text:p>
          </table:table-cell>
          <table:table-cell office:value-type="float" office:value="99965.4251940181" calcext:value-type="float">
            <text:p>99965.425194018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21537.289922361" calcext:value-type="float">
            <text:p>221537.289922361</text:p>
          </table:table-cell>
          <table:table-cell office:value-type="float" office:value="99817.3887479824" calcext:value-type="float">
            <text:p>99817.388747982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5494.687094468" calcext:value-type="float">
            <text:p>205494.687094468</text:p>
          </table:table-cell>
          <table:table-cell office:value-type="float" office:value="99629.7108958463" calcext:value-type="float">
            <text:p>99629.710895846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2707.148822444" calcext:value-type="float">
            <text:p>192707.148822444</text:p>
          </table:table-cell>
          <table:table-cell office:value-type="float" office:value="99605.1385057671" calcext:value-type="float">
            <text:p>99605.138505767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80582.107020891" calcext:value-type="float">
            <text:p>180582.107020891</text:p>
          </table:table-cell>
          <table:table-cell office:value-type="float" office:value="99585.2934443023" calcext:value-type="float">
            <text:p>99585.2934443023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67171.245373602" calcext:value-type="float">
            <text:p>167171.245373602</text:p>
          </table:table-cell>
          <table:table-cell office:value-type="float" office:value="99558.0952060187" calcext:value-type="float">
            <text:p>99558.095206018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58186.44296937" calcext:value-type="float">
            <text:p>158186.44296937</text:p>
          </table:table-cell>
          <table:table-cell office:value-type="float" office:value="99523.3275427734" calcext:value-type="float">
            <text:p>99523.3275427734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50699.350806179" calcext:value-type="float">
            <text:p>150699.350806179</text:p>
          </table:table-cell>
          <table:table-cell office:value-type="float" office:value="99523.3275427734" calcext:value-type="float">
            <text:p>99523.327542773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4289.067914497" calcext:value-type="float">
            <text:p>144289.067914497</text:p>
          </table:table-cell>
          <table:table-cell office:value-type="float" office:value="99501.6214379091" calcext:value-type="float">
            <text:p>99501.6214379091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38889.966849986" calcext:value-type="float">
            <text:p>138889.966849986</text:p>
          </table:table-cell>
          <table:table-cell office:value-type="float" office:value="99483.8872785511" calcext:value-type="float">
            <text:p>99483.8872785511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33112.913432246" calcext:value-type="float">
            <text:p>133112.913432246</text:p>
          </table:table-cell>
          <table:table-cell office:value-type="float" office:value="99468.4697227787" calcext:value-type="float">
            <text:p>99468.4697227787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30374.368178466" calcext:value-type="float">
            <text:p>130374.368178466</text:p>
          </table:table-cell>
          <table:table-cell office:value-type="float" office:value="99468.4697227787" calcext:value-type="float">
            <text:p>99468.4697227787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27324.232053125" calcext:value-type="float">
            <text:p>127324.232053125</text:p>
          </table:table-cell>
          <table:table-cell office:value-type="float" office:value="99468.4697020796" calcext:value-type="float">
            <text:p>99468.469702079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4442.958821215" calcext:value-type="float">
            <text:p>124442.958821215</text:p>
          </table:table-cell>
          <table:table-cell office:value-type="float" office:value="99467.6109972511" calcext:value-type="float">
            <text:p>99467.61099725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17T15:04:55.479899478</dc:date>
    <meta:editing-duration>PT3M47S</meta:editing-duration>
    <meta:editing-cycles>1</meta:editing-cycles>
    <meta:document-statistic meta:table-count="1" meta:cell-count="78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758cm" svg:height="18.621cm" xlink:href=".." xlink:type="simple" chart:class="chart:line" chart:style-name="ch1">
        <chart:legend chart:legend-position="bottom" svg:x="6.588cm" svg:y="18.022cm" style:legend-expansion="wide" chart:style-name="ch2"/>
        <chart:plot-area chart:style-name="ch3" table:cell-range-address="zi929_Gen_Trajectory.A1:zi929_Gen_Trajectory.C26" chart:data-source-has-labels="both" svg:x="0.595cm" svg:y="0.372cm" svg:width="28.568cm" svg:height="17.094cm">
          <chartooo:coordinate-region svg:x="2.142cm" svg:y="0.571cm" svg:width="25.658cm" svg:height="16.248cm"/>
          <chart:axis chart:dimension="x" chart:name="primary-x" chart:style-name="ch4" chartooo:axis-type="auto">
            <chartooo:date-scale/>
            <chart:categories table:cell-range-address="zi929_Gen_Trajectory.A2:zi929_Gen_Trajectory.A26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zi929_Gen_Trajectory.B2:zi929_Gen_Trajectory.B26" chart:label-cell-address="zi929_Gen_Trajectory.B1:zi929_Gen_Trajectory.B1" chart:class="chart:line">
            <chart:data-point chart:repeated="25"/>
          </chart:series>
          <chart:series chart:attached-axis="secondary-y" chart:style-name="ch9" chart:values-cell-range-address="zi929_Gen_Trajectory.C2:zi929_Gen_Trajectory.C26" chart:label-cell-address="zi929_Gen_Trajectory.C1:zi929_Gen_Trajectory.C1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Left Axis) Best Individual: Just Genetic</text:p>
                <draw:g>
                  <svg:desc>zi929_Gen_Trajectory.B1:zi929_Gen_Trajectory.B1</svg:desc>
                </draw:g>
              </table:table-cell>
              <table:table-cell office:value-type="string">
                <text:p>(Right Axis) Best Individual: Genetic and Christofides</text:p>
                <draw:g>
                  <svg:desc>zi929_Gen_Trajectory.C1:zi929_Gen_Trajectory.C1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zi929_Gen_Trajectory.A2:zi929_Gen_Trajectory.A26</svg:desc>
                </draw:g>
              </table:table-cell>
              <table:table-cell office:value-type="float" office:value="1131570.0643259">
                <text:p>1131570.0643259</text:p>
                <draw:g>
                  <svg:desc>zi929_Gen_Trajectory.B2:zi929_Gen_Trajectory.B26</svg:desc>
                </draw:g>
              </table:table-cell>
              <table:table-cell office:value-type="float" office:value="105660.91994179">
                <text:p>105660.91994179</text:p>
                <draw:g>
                  <svg:desc>zi929_Gen_Trajectory.C2:zi929_Gen_Trajectory.C26</svg:desc>
                </draw:g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54116.407093739">
                <text:p>854116.407093739</text:p>
              </table:table-cell>
              <table:table-cell office:value-type="float" office:value="104386.767562323">
                <text:p>104386.76756232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98706.409970391">
                <text:p>698706.409970391</text:p>
              </table:table-cell>
              <table:table-cell office:value-type="float" office:value="103305.590022213">
                <text:p>103305.59002221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95736.336490042">
                <text:p>595736.336490042</text:p>
              </table:table-cell>
              <table:table-cell office:value-type="float" office:value="102609.782380465">
                <text:p>102609.78238046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25003.112325443">
                <text:p>525003.112325443</text:p>
              </table:table-cell>
              <table:table-cell office:value-type="float" office:value="102325.881053197">
                <text:p>102325.88105319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458410.840154102">
                <text:p>458410.840154102</text:p>
              </table:table-cell>
              <table:table-cell office:value-type="float" office:value="102094.324246916">
                <text:p>102094.32424691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06324.28775855">
                <text:p>406324.28775855</text:p>
              </table:table-cell>
              <table:table-cell office:value-type="float" office:value="101409.061195255">
                <text:p>101409.06119525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53301.127969427">
                <text:p>353301.127969427</text:p>
              </table:table-cell>
              <table:table-cell office:value-type="float" office:value="101353.264565514">
                <text:p>101353.26456551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20067.448655719">
                <text:p>320067.448655719</text:p>
              </table:table-cell>
              <table:table-cell office:value-type="float" office:value="101092.805425369">
                <text:p>101092.80542536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93756.283451985">
                <text:p>293756.283451985</text:p>
              </table:table-cell>
              <table:table-cell office:value-type="float" office:value="100738.501953806">
                <text:p>100738.50195380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64162.792565944">
                <text:p>264162.792565944</text:p>
              </table:table-cell>
              <table:table-cell office:value-type="float" office:value="100391.311255688">
                <text:p>100391.311255688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589.541010182">
                <text:p>240589.541010182</text:p>
              </table:table-cell>
              <table:table-cell office:value-type="float" office:value="99965.4251940181">
                <text:p>99965.425194018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21537.289922361">
                <text:p>221537.289922361</text:p>
              </table:table-cell>
              <table:table-cell office:value-type="float" office:value="99817.3887479824">
                <text:p>99817.388747982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05494.687094468">
                <text:p>205494.687094468</text:p>
              </table:table-cell>
              <table:table-cell office:value-type="float" office:value="99629.7108958463">
                <text:p>99629.710895846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92707.148822444">
                <text:p>192707.148822444</text:p>
              </table:table-cell>
              <table:table-cell office:value-type="float" office:value="99605.1385057671">
                <text:p>99605.138505767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80582.107020891">
                <text:p>180582.107020891</text:p>
              </table:table-cell>
              <table:table-cell office:value-type="float" office:value="99585.2934443023">
                <text:p>99585.2934443023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67171.245373602">
                <text:p>167171.245373602</text:p>
              </table:table-cell>
              <table:table-cell office:value-type="float" office:value="99558.0952060187">
                <text:p>99558.0952060187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58186.44296937">
                <text:p>158186.44296937</text:p>
              </table:table-cell>
              <table:table-cell office:value-type="float" office:value="99523.3275427734">
                <text:p>99523.3275427734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50699.350806179">
                <text:p>150699.350806179</text:p>
              </table:table-cell>
              <table:table-cell office:value-type="float" office:value="99523.3275427734">
                <text:p>99523.327542773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44289.067914497">
                <text:p>144289.067914497</text:p>
              </table:table-cell>
              <table:table-cell office:value-type="float" office:value="99501.6214379091">
                <text:p>99501.6214379091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38889.966849986">
                <text:p>138889.966849986</text:p>
              </table:table-cell>
              <table:table-cell office:value-type="float" office:value="99483.8872785511">
                <text:p>99483.8872785511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33112.913432246">
                <text:p>133112.913432246</text:p>
              </table:table-cell>
              <table:table-cell office:value-type="float" office:value="99468.4697227787">
                <text:p>99468.4697227787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30374.368178466">
                <text:p>130374.368178466</text:p>
              </table:table-cell>
              <table:table-cell office:value-type="float" office:value="99468.4697227787">
                <text:p>99468.4697227787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27324.232053125">
                <text:p>127324.232053125</text:p>
              </table:table-cell>
              <table:table-cell office:value-type="float" office:value="99468.4697020796">
                <text:p>99468.469702079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24442.958821215">
                <text:p>124442.958821215</text:p>
              </table:table-cell>
              <table:table-cell office:value-type="float" office:value="99467.6109972511">
                <text:p>99467.61099725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